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font-name="Times New Roman"/>
    </style:style>
    <style:style style:name="T3" style:family="text">
      <style:text-properties style:text-line-through-style="solid" style:font-name="Times New Roman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font-name="Times New Roman1"/>
    </style:style>
    <style:style style:name="T6" style:family="text">
      <style:text-properties style:text-line-through-style="none" style:font-name="Times New Roman1" style:text-underline-style="none"/>
    </style:style>
    <style:style style:name="T7" style:family="text">
      <style:text-properties style:text-line-through-style="none" style:font-name="Times New Roman"/>
    </style:style>
    <style:style style:name="T8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9" style:family="text">
      <style:text-properties style:text-line-through-style="none" style:font-name="Times New Roman" style:text-underline-style="none"/>
    </style:style>
    <style:style style:name="T10" style:family="text">
      <style:text-properties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5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0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Rabbi Meir, Simeon, Akiba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2">Post-Biblical/</text:p>
      <text:p text:style-name="P2">44/</text:p>
      <text:p text:style-name="P2"/>
      <text:p text:style-name="P3">[Page 1]</text:p>
      <text:p text:style-name="P3">Let us turn away from the present aspect of Synago-/-gal Judaism. <text:s/>Ominous is the outlook <text:span text:style-name="T1">and to me</text:span><text:span text:style-name="T4"> from my own stand-/point and sorrowfully disappointing. <text:s/>Many I have taught,/ many whom I fancied I would now see lead my/ people aright, that it might not become/ entangled in the religious perplexities of this skep-/-tical age. <text:s/>But every day brings in its train delusive/ hopes. <text:s/>Persons less eager than myself about the/ future of the Jewish pulpit in America, remain/ </text:span><text:span text:style-name="T1">unaffected</text:span><text:span text:style-name="T4"> calmly passive. <text:s/>Strangely enough, they consider the sight/ of disciples publicly rejecting the instruction of their/ preceptors and going unrebuked, an evidence of broad toleration; of the liberal spirit of the/ time. <text:s/>I cannot so interpret the rising of the/ young in the ministry against their elders. <text:s/>I in-/-cline almost to think that </text:span><text:span text:style-name="T1">it</text:span><text:span text:style-name="T4"> such occurrences illustrate</text:span><text:span text:style-name="T1">s</text:span><text:span text:style-name="T4"> the sentence/ of Micah [Hebrew] "the son dishonoreth the father"..../ [Hebrew] "A man's enemies are the men of/ his own house". <text:s/>But let us not dwell on the/ grievous events of the present. <text:s/>This Sabbath I shall/ ask you to lend me your attention, while I call back the/ past, by resuming my series of short lectures on Palestenian[sic!]/</text:span></text:p>
      <text:p text:style-name="P3"><text:span text:style-name="T4"/></text:p>
      <text:p text:style-name="P3"><text:span text:style-name="T4">[Page 2]</text:span></text:p>
      <text:p text:style-name="P3"><text:span text:style-name="T4">schools and Hebrew Sages of antiquity./</text:span></text:p>
      <text:p text:style-name="P3"><text:span text:style-name="T4">Rabbi Meir of the second century, was the last whose life-work I des-/-cribed. <text:s/>That he highly deserved </text:span><text:soft-page-break/><text:span text:style-name="T4">a special mention, al-/-though he did not fill the chair of President in a/ college, I have endeavoured to prove. <text:s/>But not less/ interesting than the checkered history of Meir is the character/ of one of his contemporaries and fellow-students./ <text:s/>Simeon son of Jocha</text:span><text:span text:style-name="T5">ï</text:span><text:span text:style-name="T7"> was exceedingly learned. <text:s/>He had/ studied under Rabbi Akiba, the sage so famous in our/ annals. <text:s/>Even when the hoary headed Master was/ immured in a dungeon by order of the Roman procon-/-sul to be finally put to a cruel death, Simeon/ craved for Akiba's teachings. <text:s/>Probably the anxious pupil/ obtained admittance into the prison through the inter-/-position of his own father, who seems to have been on/ friendly terms with Roman officials. <text:s/>Not so his/ son. <text:s/>Simeon had imbibed form his martyred preceptor,/ sentiments of resentment against the pagan foreigners who ruled/ Judea by force. <text:s/>On a certain occasion Simeon was in/ company with some of his Rabbinical associates. <text:s/>The/ conversation turned on Rome, then the mistress of the world./ <text:s/>Ita</text:span><text:span text:style-name="T5">ï</text:span><text:span text:style-name="T7">, who belonged to the party, which we would/ term now a days "the moderates" or the peace-party,/</text:span></text:p>
      <text:p text:style-name="P3"><text:span text:style-name="T7"/></text:p>
      <text:p text:style-name="P3"><text:span text:style-name="T7">[Page 3]</text:span></text:p>
      <text:p text:style-name="P3"><text:span text:style-name="T7">commended the enterprising spirit of the governing power./ <text:s/>He illustrated his point by a reference to stately buildings,/ to public bath-houses, to bridges newly set up. <text:s/>At that,/ Simeon bluntly remarked: "yes, but we Jews pay dearly for it./ <text:s/></text:span><text:span text:style-name="T2">Jews</text:span><text:span text:style-name="T7"> We are heavily taxed, while heathens gratify their low/ passions. <text:s/>We are made to pour out our hard-earned gold for the erection/ of structures, which only serve to pamper the stranger/ and indulge him in extravagance and licentiousness;/ for such is the real purpose of those pretended improve-/-ments." <text:s/>A man within hearing, reported the con-/-versation. <text:s/>It <text:s/>came to the knowledge of the Roman/ authorities, and Simeon would have shared the fate of/ his venerated teacher, had he not fled and hidden/ himself in a cave with his dutiful son Eleazar. <text:s/>A legend/ tells that he remained in that place of concealment twelve/ years, feeding only on the fruit of a tree that grew near/ by, and drinking water from a spring providendially[sic!]/ found in the cavern. <text:s/>The bodies of both father and/ son were covered with scabs and scars. <text:s/>After having/ </text:span><text:span text:style-name="T2">endured</text:span><text:span text:style-name="T7"> borne privations almost beyond human endurance,/ Elijah, who had watched over their preservation, gave them signs/</text:span></text:p>
      <text:p text:style-name="P3"><text:span text:style-name="T7"/></text:p>
      <text:p text:style-name="P3"><text:span text:style-name="T7">[Page 4]</text:span></text:p>
      <text:p text:style-name="P3"><text:span text:style-name="T7">of assurance that they might issue forth in safety./ <text:s/>But coming again in contact with the outside world, whatever their hands touched was consumed. <text:s/>A/ voice cried. <text:s/>"Return to your hiding place and destroy not my/ </text:span><text:span text:style-name="T2">world</text:span><text:span text:style-name="T7"> creation" and they went back to abide in loneliness twelve/ months longer. <text:s/>The son in law of Simeon noticing the/ woful[sic!] state to which his revered relative had been reduced through/ physical suffering, exclaimed, "Alas! that I should have/ lived to see thee in so terrible a condition!" <text:s/>The sage serenely answered:/ "Happy thou that hast seen me thus, for otherwise I/ would not be now what I am," meaning, I would not/ have gained the vast knowledge which is the result/ of deep meditations in solitude. <text:s/>This legend/ which none will take to the very letter, has no doubt/ its foundations upon truth. <text:s/>Simeon's utterances scattered/ throughout the Talmud, show him a man tenacious in his/ opinions, rigidly austere in his practices. <text:s/>One who could not/ tamely yeild[sic!] to circumstances and bow to foreign rule, was/ likely to meet with the displeasure of dominant Rome./ <text:s/>To avoid the consequence of his independent nature, he must/ have faced severe dangers and troubles. <text:s/>A less abiding trust/ in Providence than he possessed would have caused the Sage to succumb,/ but Simeon Ben Jocha</text:span><text:span text:style-name="T5">ï</text:span><text:span text:style-name="T7"> </text:span><text:span text:style-name="T2">believed</text:span><text:span text:style-name="T7"> held that Israel must grap-/-ple with impediments, to become worthy of the Divine selection/</text:span></text:p>
      <text:p text:style-name="P3"><text:span text:style-name="T7"/></text:p>
      <text:p text:style-name="P3"><text:span text:style-name="T7">[Page 5]</text:span></text:p>
      <text:p text:style-name="P3"><text:span text:style-name="T7">and of spiritual gifts. <text:s/>Such was his maxim,/ [Hebrew]/ we must suffer to triumph blissfully; and that belief--I judge--was/ the Elijah that figuratively stood by him and </text:span><text:span text:style-name="T2">lent him</text:span><text:span text:style-name="T7"> like unto the Tishbite lent his soul zeal/ and courage. <text:s/>Yet, admirable as the Sage was in his/ personal character, sublime as his teachings were,--the/ greatest of which I regard that which </text:span><text:span text:style-name="T2">raises</text:span><text:span text:style-name="T7"> places the crown of a/ good name [Hebrew] </text:span><text:span text:style-name="T2">name</text:span><text:span text:style-name="T7"> above the crown of learning, of/ priesthood and royalty--</text:span><text:span text:style-name="T2">nevertheless</text:span><text:span text:style-name="T7"> notwithstanding </text:span><text:soft-page-break/><text:span text:style-name="T7">all his </text:span><text:span text:style-name="T2">[?]</text:span><text:span text:style-name="T7"> shining traits Simeon was </text:span><text:span text:style-name="T2">nevertheless want-</text:span><text:span text:style-name="T7">/</text:span><text:span text:style-name="T2">-ing in</text:span><text:span text:style-name="T7"> impractical; he lacked an insight into the government of the world,/ and that, I imagine, was the thought conveyed by the/ legend which represents him as apt </text:span><text:span text:style-name="T2">given</text:span><text:span text:style-name="T7"> to burn </text:span><text:span text:style-name="T2">burning up</text:span><text:span text:style-name="T7"> whatever came/ in contact with his person. <text:s/>The son of Jocha</text:span><text:span text:style-name="T5">ï</text:span><text:span text:style-name="T7">/ is the first among the Rabbis to have entertained/ the impossible idea that in order to improve </text:span><text:span text:style-name="T2">their</text:span><text:span text:style-name="T7"> one's/ mind</text:span><text:span text:style-name="T2">s</text:span><text:span text:style-name="T7">, Israelites should not engage in manual labor in trades &amp; professions./ <text:s/>He argued so: we are commanded to have the Law al-/-ways on our lips, but how can we acquire the need-/-ful erudition if we devote our time to ploughing[sic!],/ harvesting, reaping, threshing grain, winnowing/ and similar occupations? <text:s/>Let Jews obey the precepts/</text:span></text:p>
      <text:p text:style-name="P3"><text:span text:style-name="T7"/></text:p>
      <text:p text:style-name="P3"><text:span text:style-name="T7">[Page 6]</text:span></text:p>
      <text:p text:style-name="P3"><text:span text:style-name="T7">of their Lord and their necessities will be divinely supplied./ <text:s/>Are not </text:span><text:span text:style-name="T2">wild</text:span><text:span text:style-name="T7"> animals of the forest and </text:span><text:span text:style-name="T2">birds</text:span><text:span text:style-name="T7"> the foul of the air supported/ without a trade? <text:s/>This utopian theory, which/ is in open contradiction with the history and ordinances/ of the Bible, stood also in antagonism against/ the habits of the contemporaries and colleagues of/ him who advanced it. <text:s/>The Sages busied them-/-selves in tilling the soil, in raising cotton, in/ cutting stones, in making [?], in baking bread/ in mending locks, and still they studied and taught/ and disseminated </text:span><text:span text:style-name="T2">religious</text:span><text:span text:style-name="T7"> lore far and wide. <text:s/>It might have/ suited one who sustained life for </text:span><text:span text:style-name="T2">twelve or thirteen</text:span><text:span text:style-name="T7"> a long period/ </text:span><text:span text:style-name="T2">years</text:span><text:span text:style-name="T7"> with a scanty meal of fruits, and was covered/ with </text:span><text:span text:style-name="T2">rags</text:span><text:span text:style-name="T7"> worn out garments, to propose what anchorites/ and hermits may follow, and which perhaps the painful condition of the time may have suggested but a more practical view/ was that of the Talmudist who said, that those/ who tried Simeon's plan did not succeed, while/ others who combined handicraft with </text:span><text:span text:style-name="T2">study</text:span><text:span text:style-name="T7"> the cultivation of letters pros-/-pered. <text:s/>Noteworthy is the coincidence be-/-tween the impossible idea of the son of Jocha</text:span><text:span text:style-name="T5">ï</text:span><text:span text:style-name="T7">/ and the teaching attributed to the founder of Christ-/-ianity. <text:s/>We read in the New Testament. <text:s/>"I say/ unto you, be not anxious for your life, what ye shall/</text:span></text:p>
      <text:p text:style-name="P3"><text:span text:style-name="T7"/></text:p>
      <text:p text:style-name="P3"><text:span text:style-name="T7">[Page 7]</text:span></text:p>
      <text:p text:style-name="P3"><text:span text:style-name="T7">eat, or what ye shall drink, nor yet for your/ body what ye shall put on...Behold the birds of/ the heaven, that they sow not, neither do they reap,/ nor gather into barns, and your heavenly Father feeds/ them. <text:s/>Are not ye of much more value than they?..../ <text:s/>And why are ye anxious concerning raiment? <text:s/>Con-/-sider the lilies of the field how they grow; they toil/ not nor do they spin, yet I say unto you that/ even Solomon in all his glory was not arraigned like/ one of these...Seek ye first His kingdom and His/ righteousness and all these things will be added unto/ you....Be not therefore anxious for the morrow..../ Sufficient unto the day is the evil thereof." <text:s/>In/ contrast with this teaching is that of our book of Proverbs. <text:s/>It tells us,/ "the hand of the diligent maketh rich." <text:s/>"In all la-/-bor there is </text:span><text:span text:style-name="T2">proph</text:span><text:span text:style-name="T7"> profit." <text:s/>Seest thou a man diligent/ in his work; he shall stand before kings, he will not/ stand before obscure people." <text:s/>And </text:span><text:span text:style-name="T2">the</text:span><text:span text:style-name="T7"> an eminent Rabbi</text:span><text:span text:style-name="T2">s</text:span><text:span text:style-name="T7"> has said/ [Hebrew]/ "religious learning disjoined from business may prove/ useless, and lead to sin." <text:s/>It was by/ reason of his inclination to asceticism, because of his postponing all bodily requirements, all/ life-pleasures </text:span><text:span text:style-name="T2">in life</text:span><text:span text:style-name="T7"> to a familiarity with the Law/</text:span></text:p>
      <text:p text:style-name="P3"><text:span text:style-name="T7"/></text:p>
      <text:p text:style-name="P3"><text:span text:style-name="T7">[Page 8]</text:span></text:p>
      <text:p text:style-name="P3"><text:span text:style-name="T4">and traditions that the name of Simeon Ben/ Jocha</text:span><text:span text:style-name="T5">ï</text:span><text:span text:style-name="T7"> has come down to posterity under a veil/ of mysticism. <text:s/>He became the hero of many a/ supernatural tale, and to him a book which Kab-/-balists revere as supremely sacred, is credited. <text:s/>The/ Zohar--a comment on the Pentateuch in Aramaic/ language, has been supposed to have issued, in the/ main, from the pen of the son of Jocha</text:span><text:span text:style-name="T5">ï</text:span><text:span text:style-name="T7">, during the/ </text:span><text:span text:style-name="T2">long period of</text:span><text:span text:style-name="T7"> his </text:span><text:span text:style-name="T2">lengthy</text:span><text:span text:style-name="T7"> protracted concealment. <text:s/>It would carry/ me too far to discuss the</text:span><text:span text:style-name="T9"> </text:span><text:span text:style-name="T8">pros</text:span><text:span text:style-name="T9"> and </text:span><text:span text:style-name="T8">cons</text:span><text:span text:style-name="T9"> of that/ supposition, nor would it be consonant with my/ purpose, which is simply to give the young an oppor-/-tunity to for ma slight acquaintance with our ancient/ schools and their chiefs. <text:s/>Besides, I candidly confess/ that I do not understand the Zohar. <text:s/>The little I/ have tried to fathom seemed to me startling and/ perplexing. <text:s/>To say the least, incompatible with the/ simple yet morally elevating religion of Moses and/ the prophets. <text:s/>Still, we do meet in the Zohar with/ </text:span><text:span text:style-name="T3">sublime</text:span><text:span text:style-name="T9"> thoughts, </text:span><text:soft-page-break/><text:span text:style-name="T9">disclosing in the writer profound acumen,/ even anticipating the discoveries of modern science./</text:span></text:p>
      <text:p text:style-name="P3"><text:span text:style-name="T9"/></text:p>
      <text:p text:style-name="P3"><text:span text:style-name="T9">[Page 9]</text:span></text:p>
      <text:p text:style-name="P3"><text:span text:style-name="T9">We find the </text:span><text:span text:style-name="T3">incidents</text:span><text:span text:style-name="T9"> narratives full of pathos and remarkably/ poetical. <text:s/>I cannot dismiss the subject, with-/out reproducing, in part, a highly wrought account/ of the death of Simeon Ben Jocha</text:span><text:span text:style-name="T6">ï</text:span><text:span text:style-name="T9">, the reputed au-/-thor of the Zohar, an event which Kabbalists claim to/ have been witnessed and </text:span><text:span text:style-name="T3">handed down</text:span><text:span text:style-name="T9"> was absorbed in/ </text:span><text:span text:style-name="T3">anticipation</text:span><text:span text:style-name="T9"> contemplating the joys of eternity. <text:s/>He had quoted/ David, where the </text:span><text:span text:style-name="T3">Psalmist</text:span><text:span text:style-name="T9"> royal shepherd pictures the blessing of a/ brotherly reunion, gently peaceful like the dew descend-/ing on Zion-hills. <text:s/>He had uttered the last words of the psalm, [Hebrew]/ [Hebrew] "life for ever"; </text:span><text:span text:style-name="T3">and</text:span><text:span text:style-name="T9"> silence followed, I heard no more. <text:s/>A vivid/ light irradiated the death-chamber. <text:s/>I dared not/ lift up my eyes from my writing. <text:s/>A sudden</text:span><text:span text:style-name="T3">ly</text:span><text:span text:style-name="T9"> <text:s/></text:span><text:span text:style-name="T3">we</text:span><text:span text:style-name="T9"> tremor/ </text:span><text:span text:style-name="T3">trembled</text:span><text:span text:style-name="T9"> seized me on hearing a voice that cried: "Length of days/ and years of life and peace have been added to thee"./ <text:s/>Again another voice: He had asked of Thee life, </text:span><text:span text:style-name="T3">and</text:span><text:span text:style-name="T9">/ Thou hast given it unto him." <text:s/>The light flamed/ </text:span><text:span text:style-name="T3">upon</text:span><text:span text:style-name="T9"> that whole day. None drew near the master, </text:span><text:span text:style-name="T3">so</text:span><text:span text:style-name="T9"> bathed/ </text:span><text:span text:style-name="T3">encircled by</text:span><text:span text:style-name="T9"> in refulgent rays. <text:s/>I remained prostrate/ in sobs and lamentations. <text:s/>When the light </text:span><text:span text:style-name="T3">ceased</text:span><text:span text:style-name="T9"> abated,/ I ventured to look up and saw that the saint had/</text:span></text:p>
      <text:p text:style-name="P3"><text:span text:style-name="T9"/></text:p>
      <text:p text:style-name="P3"><text:span text:style-name="T9">[Page 10]</text:span></text:p>
      <text:p text:style-name="P7"><text:span text:style-name="T10">left this world.</text:span><text:span text:style-name="T9"> ceased to breathe. <text:s/>He lay on his right side,/ with a smiling countenance. <text:s/>His son Eleazar/ arose, </text:span><text:span text:style-name="T10">seized</text:span><text:span text:style-name="T9"> grasped his hand, and covered it with kisses./ <text:s/>I myself would fain have licked the dust which his feet/ had </text:span><text:span text:style-name="T10">touched</text:span><text:span text:style-name="T9"> trod upon. <text:s/>His associates came in and burst into/ tears, </text:span><text:span text:style-name="T10">but</text:span><text:span text:style-name="T9"> none could </text:span><text:span text:style-name="T10">not</text:span><text:span text:style-name="T9"> speak, they only wept. <text:s/>Three/ times Eleazar bent low to the ground, his lips were sealed./ <text:s/>Finally he cried: 'Father, father, </text:span><text:span text:style-name="T8">my</text:span><text:span text:style-name="T9"> father'....Only/ Eleazar his son and his favorite pupil Aba prepared/ the holy Sage for burial. <text:s/>When the bier was raised/ up, the immortal one was seen </text:span><text:span text:style-name="T10">[?] up</text:span><text:span text:style-name="T9"> ascending the/ heavens, envelopped[sic!] in a blazing fire. <text:s/>A </text:span><text:span text:style-name="T10">voice</text:span><text:span text:style-name="T9"> herald/ upon the heights </text:span><text:span text:style-name="T10">was heard</text:span><text:span text:style-name="T9"> thundered forth </text:span><text:span text:style-name="T10">[?]</text:span><text:span text:style-name="T9">: "Come ye saints, assemble/ </text:span><text:span text:style-name="T10">at</text:span><text:span text:style-name="T9"> for the celestial nuptials of Simeon. <text:s/>He enters/ the abode of peace, let him rest on the spiritual/ couch of the </text:span><text:span text:style-name="T10">saints'blessed</text:span><text:span text:style-name="T9"> beatified." <text:s/></text:span><text:span text:style-name="T10">If</text:span><text:span text:style-name="T9"> The narrative/ </text:span><text:span text:style-name="T10">is borrowed from the</text:span><text:span text:style-name="T9"> may be the creation of a fervent imagination, but it must be/ conceded that it has deep feelings and genuine/ poetry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3T15:52:20.16</meta:creation-date>
    <dc:date>2013-01-07T11:22:38.01</dc:date>
    <meta:editing-duration>PT1H22M5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5" meta:paragraph-count="84" meta:word-count="2238" meta:character-count="13705"/>
  </office:meta>
</office:document-meta>
</file>